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D00000225FB8134FABD70D9B3.png" manifest:media-type="image/png"/>
  <manifest:file-entry manifest:full-path="Pictures/10000201000002F1000001A70244B29AFB4CE8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606" officeooo:paragraph-rsid="0007e606"/>
    </style:style>
    <style:style style:name="T1" style:family="text">
      <style:text-properties officeooo:rsid="000984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问题：service为空</text:p>
      <text:p text:style-name="P1"><draw:frame draw:style-name="fr1" draw:name="图像1" text:anchor-type="paragraph" svg:width="17cm" svg:height="9.55cm" draw:z-index="0"><draw:image xlink:href="Pictures/10000201000002F1000001A70244B29AFB4CE8FD.png" xlink:type="simple" xlink:show="embed" xlink:actuate="onLoad" loext:mime-type="image/png"/></draw:frame>二、解决</text:p>
      <text:p text:style-name="P1">定义relam获取方法，加上<text:span text:style-name="T1">@Bean注解即可</text:span></text:p>
      <text:p text:style-name="P1"><draw:frame draw:style-name="fr1" draw:name="图像2" text:anchor-type="paragraph" svg:width="17cm" svg:height="9.753cm" draw:z-index="1"><draw:image xlink:href="Pictures/10000201000003BD00000225FB8134FABD70D9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5:05:40.416129237</meta:creation-date>
    <meta:generator>LibreOffice/6.0.7.3$Linux_X86_64 LibreOffice_project/00m0$Build-3</meta:generator>
    <dc:date>2019-09-18T15:08:49.796776816</dc:date>
    <meta:editing-duration>PT3M8S</meta:editing-duration>
    <meta:editing-cycles>3</meta:editing-cycles>
    <meta:document-statistic meta:table-count="0" meta:image-count="2" meta:object-count="0" meta:page-count="1" meta:paragraph-count="3" meta:word-count="27" meta:character-count="41" meta:non-whitespace-character-count="41"/>
  </office:meta>
</office:document-meta>
</file>